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81cm" svg:height="1.905cm" svg:x="8.835cm" svg:y="10.095cm">
          <text:p text:style-name="P1">kevent(3)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3.81cm" svg:height="1.905cm" svg:x="2.27cm" svg:y="15.87cm">
          <text:p text:style-name="P1">epoll(2)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3.81cm" svg:height="1.905cm" svg:x="6.785cm" svg:y="15.872cm">
          <text:p text:style-name="P1">inotify(2)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3.81cm" svg:height="1.905cm" svg:x="11.094cm" svg:y="15.87cm">
          <text:p text:style-name="P1">signalfd(2)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3.81cm" svg:height="1.905cm" svg:x="15.4cm" svg:y="15.871cm">
          <text:p text:style-name="P1">timerfd(2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74cm" svg:y1="12cm" svg:x2="4.175cm" svg:y2="15.87cm" draw:start-shape="id1" draw:start-glue-point="2" draw:end-shape="id2" draw:end-glue-point="0" svg:d="m10740 12000-6565 3870">
          <text:p/>
        </draw:connector>
        <draw:connector draw:style-name="gr2" draw:text-style-name="P1" draw:layer="layout" draw:type="line" svg:x1="10.74cm" svg:y1="12cm" svg:x2="8.69cm" svg:y2="15.872cm" draw:start-shape="id1" draw:start-glue-point="2" draw:end-shape="id3" draw:end-glue-point="0" svg:d="m10740 12000-2050 3872">
          <text:p/>
        </draw:connector>
        <draw:connector draw:style-name="gr2" draw:text-style-name="P1" draw:layer="layout" draw:type="line" svg:x1="10.74cm" svg:y1="12cm" svg:x2="12.999cm" svg:y2="15.87cm" draw:start-shape="id1" draw:start-glue-point="2" draw:end-shape="id4" draw:end-glue-point="0" svg:d="m10740 12000 2259 3870">
          <text:p/>
        </draw:connector>
        <draw:connector draw:style-name="gr2" draw:text-style-name="P1" draw:layer="layout" draw:type="line" svg:x1="10.74cm" svg:y1="12cm" svg:x2="17.305cm" svg:y2="15.871cm" draw:start-shape="id1" draw:start-glue-point="2" draw:end-shape="id5" draw:end-glue-point="0" svg:d="m10740 12000 6565 3871">
          <text:p/>
        </draw:connector>
        <draw:line draw:style-name="gr3" draw:text-style-name="P1" draw:layer="layout" svg:x1="1.635cm" svg:y1="13.7cm" svg:x2="19.415cm" svg:y2="13.7cm">
          <text:p/>
        </draw:line>
        <draw:frame draw:style-name="gr4" draw:layer="layout" svg:width="3.529cm" svg:height="0.962cm" svg:x="1.405cm" svg:y="12.63cm">
          <draw:text-box>
            <text:p>Userspace</text:p>
          </draw:text-box>
        </draw:frame>
        <draw:frame draw:style-name="gr4" draw:layer="layout" svg:width="2.331cm" svg:height="0.962cm" svg:x="1.405cm" svg:y="13.787cm">
          <draw:text-box>
            <text:p>Kernel</text:p>
          </draw:text-box>
        </draw:frame>
      </draw:page>
      <draw:page draw:name="page2" draw:style-name="dp1" draw:master-page-name="Default">
        <draw:custom-shape draw:style-name="gr1" draw:text-style-name="P2" draw:id="id6" draw:layer="layout" svg:width="3.81cm" svg:height="1.905cm" svg:x="8.835cm" svg:y="10.095cm">
          <text:p text:style-name="P2">kevent(3)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3.81cm" svg:height="1.905cm" svg:x="8.87cm" svg:y="15.87cm">
          <text:p text:style-name="P2">port_get(2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74cm" svg:y1="12cm" svg:x2="10.775cm" svg:y2="15.87cm" draw:start-shape="id6" draw:start-glue-point="2" draw:end-shape="id7" draw:end-glue-point="0" svg:d="m10740 12000 35 3870">
          <text:p/>
        </draw:connector>
        <draw:line draw:style-name="gr3" draw:text-style-name="P1" draw:layer="layout" svg:x1="1.635cm" svg:y1="13.7cm" svg:x2="19.415cm" svg:y2="13.7cm">
          <text:p/>
        </draw:line>
        <draw:frame draw:style-name="gr4" draw:text-style-name="P3" draw:layer="layout" svg:width="3.529cm" svg:height="0.962cm" svg:x="1.405cm" svg:y="12.63cm">
          <draw:text-box>
            <text:p text:style-name="P3">Userspace</text:p>
          </draw:text-box>
        </draw:frame>
        <draw:frame draw:style-name="gr4" draw:text-style-name="P3" draw:layer="layout" svg:width="2.331cm" svg:height="0.962cm" svg:x="1.405cm" svg:y="13.787cm">
          <draw:text-box>
            <text:p text:style-name="P3">Kerne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k Heily</meta:initial-creator>
    <meta:creation-date>2010-03-20T10:51:49</meta:creation-date>
    <dc:date>2010-09-08T22:52:10</dc:date>
    <dc:creator>Mark Heily</dc:creator>
    <meta:editing-duration>PT00H13M43S</meta:editing-duration>
    <meta:editing-cycles>3</meta:editing-cycles>
    <meta:generator>OpenOffice.org/3.2$Unix OpenOffice.org_project/320m12$Build-9483</meta:generator>
    <meta:document-statistic meta:object-count="18"/>
  </office:meta>
</office:document-meta>
</file>